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b33c" officeooo:paragraph-rsid="000fb3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/n</text:p>
      <text:p text:style-name="P1">ds/mfsdm/</text:p>
      <text:p text:style-name="P1"/>
      <text:p text:style-name="P1">sdgfg</text:p>
      <text:p text:style-name="P1"/>
      <text:p text:style-name="P1"/>
      <text:p text:style-name="P1">sfklnfdgklndflnnlnkjhkh</text:p>
      <text:p text:style-name="P1">fdsfsdgsdf</text:p>
      <text:p text:style-name="P1">dfsdgsdf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S</meta:editing-duration>
    <meta:editing-cycles>3</meta:editing-cycles>
    <meta:generator>LibreOffice/5.2.2.2$Windows_x86 LibreOffice_project/8f96e87c890bf8fa77463cd4b640a2312823f3ad</meta:generator>
    <dc:date>2017-02-26T13:28:56.058000000</dc:date>
    <meta:document-statistic meta:table-count="0" meta:image-count="0" meta:object-count="0" meta:page-count="1" meta:paragraph-count="6" meta:word-count="6" meta:character-count="61" meta:non-whitespace-character-count="61"/>
    <meta:user-defined meta:name="Info 1"/>
    <meta:user-defined meta:name="Info 2"/>
    <meta:user-defined meta:name="Info 3"/>
    <meta:user-defined meta:name="Info 4"/>
  </office:meta>
</office:document-meta>
</file>